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6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actsreferredto">
      <style:paragraph-properties fo:break-before="page"/>
    </style:style>
    <style:style style:name="P8" style:family="paragraph" style:parent-style-name="graphic">
      <style:paragraph-properties fo:break-before="page" text:number-lines="false" text:line-number="0"/>
    </style:style>
    <style:style style:name="P9" style:family="paragraph" style:parent-style-name="subsection">
      <style:paragraph-properties fo:break-before="page"/>
    </style:style>
    <style:style style:name="P10" style:family="paragraph" style:parent-style-name="longtitle">
      <style:paragraph-properties text:number-lines="true" text:line-number="5"/>
    </style:style>
    <style:style style:name="P11" style:family="paragraph" style:parent-style-name="arrangementofsections">
      <style:paragraph-properties fo:text-align="start" style:justify-single-word="false"/>
    </style:style>
    <style:style style:name="P12" style:family="paragraph" style:parent-style-name="actreferredto">
      <style:paragraph-properties>
        <style:tab-stops/>
      </style:paragraph-properties>
    </style:style>
    <style:style style:name="P13" style:family="paragraph" style:parent-style-name="shorttitleenglish">
      <style:paragraph-properties text:number-lines="true" text:line-number="0"/>
    </style:style>
    <style:style style:name="P14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5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6" style:family="paragraph" style:parent-style-name="Standard">
      <style:paragraph-properties text:number-lines="false" text:line-number="0"/>
    </style:style>
    <style:style style:name="P17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bill">
      <style:paragraph-properties text:number-lines="false" text:line-number="0"/>
    </style:style>
    <style:style style:name="P19" style:family="paragraph" style:parent-style-name="shorttitlebackpage">
      <style:paragraph-properties text:number-lines="false" text:line-number="0"/>
    </style:style>
    <style:style style:name="P20" style:family="paragraph" style:parent-style-name="hr2">
      <style:paragraph-properties text:number-lines="false" text:line-number="0"/>
    </style:style>
    <style:style style:name="P21" style:family="paragraph" style:parent-style-name="hr2">
      <style:paragraph-properties text:number-lines="false" text:line-number="0"/>
      <style:text-properties style:font-name="Times New Roman"/>
    </style:style>
    <style:style style:name="P22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3" style:family="paragraph" style:parent-style-name="asinitiated">
      <style:paragraph-properties text:number-lines="false" text:line-number="0"/>
    </style:style>
    <style:style style:name="P24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25" style:family="paragraph" style:parent-style-name="Standard" style:master-page-name="frontcover">
      <style:paragraph-properties style:page-number="1"/>
    </style:style>
    <style:style style:name="P26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style:font-name-asian="Times New Roman3" style:font-name-complex="Times New Roman3"/>
    </style:style>
    <style:style style:name="T7" style:family="text">
      <style:text-properties style:font-name="Times New Roman3"/>
    </style:style>
    <style:style style:name="T8" style:family="text">
      <style:text-properties style:font-name="Times New Roman3" style:font-name-asian="Times New Roman3" style:font-name-complex="Times New Roman3"/>
    </style:style>
    <style:style style:name="T9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17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BILLE AN GHARDA SÍOCHÁNA (LEASÚ), 2016" text:name="GA_shorttitle"/>
        <text:user-field-decl office:value-type="string" office:string-value="Garda Síochána (Amendment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provide for the protection of journalists’ sources." text:name="EN_longtitle"/>
        <text:user-field-decl office:value-type="string" office:string-value="GA_shorttitle_caps" text:name="GA_shorttitle_caps"/>
      </text:user-field-decls>
      <text:p text:style-name="P25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4">Bille an Gharda Síochána (Leasú), 2016</text:span></text:span></text:p>
      <text:p text:style-name="shorttitleenglish_5f_frontpage"><text:span text:style-name="bold_5f_noitalic_5f_nounderline"><text:span text:style-name="T4">Garda Síochána (Amendment) Bill 2016</text:span></text:span></text:p>
      <text:p text:style-name="P5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6"/>
      <text:p text:style-name="hr"/>
      <text:p text:style-name="shorttitleirish"><text:user-field-get text:name="GA_shorttitle">BILLE AN GHARDA SÍOCHÁNA (LEASÚ), 2016</text:user-field-get></text:p>
      <text:p text:style-name="shorttitleenglish"><text:span text:style-name="bold_5f_noitalic_5f_nounderline"><text:span text:style-name="T2"><text:user-field-get text:name="EN_shorttitle">Garda Síochána (Amendment) Bill 2016</text:user-field-get></text:span></text:span></text:p>
      <text:p text:style-name="hr"/>
      <text:p text:style-name="P24"><text:span text:style-name="nobold_5f_italic_5f_nounderline"><text:span text:style-name="T4"><text:user-field-get text:name="GA_DOC_STAGE">Mar a tionscnaíodh</text:user-field-get></text:span></text:span></text:p>
      <text:p text:style-name="P6"><text:span text:style-name="nobold_5f_italic_5f_nounderline"><text:span text:style-name="T4"><text:user-field-get text:name="EN_DOC_STAGE">As initiated</text:user-field-get></text:span></text:span></text:p>
      <text:p text:style-name="hr"><text:span text:style-name="nobold_5f_italic_5f_nounderline"><text:span text:style-name="T4"/></text:span></text:p>
      <text:p text:style-name="arrangementofsections">CONTENTS</text:p>
      <text:p text:style-name="arrangementofsections"/>
      <text:p text:style-name="P11">Section</text:p>
      <text:p text:style-name="tocsectionnumber">1. <text:bookmark-ref text:reference-format="text" text:ref-name="toc_book_1">Interpretation</text:bookmark-ref></text:p>
      <text:p text:style-name="tocsectionnumber">2. <text:bookmark-ref text:reference-format="text" text:ref-name="toc_book_2">Amendment of section 98(1) of Principal Act</text:bookmark-ref></text:p>
      <text:p text:style-name="tocsectionnumber">3. <text:bookmark-ref text:reference-format="text" text:ref-name="toc_book_3">Protection of journalists’ confidential sources</text:bookmark-ref></text:p>
      <text:p text:style-name="tocsectionnumber">4. <text:bookmark-ref text:reference-format="text" text:ref-name="toc_book_4">Short title and commencement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7">Act Referred to</text:p>
          </text:index-title>
          <text:p text:style-name="P12">Garda Síochána Act 2005 (No. 20)</text:p>
        </text:index-body>
      </text:alphabetical-index>
      <text:p text:style-name="Standard"/>
      <text:p text:style-name="P8"/>
      <text:p text:style-name="hr"/>
      <text:p text:style-name="shorttitleirish"><text:hidden-text text:condition="ooow:" text:string-value="P5:L1" text:is-hidden="true"/><text:user-field-get text:name="GA_shorttitle">BILLE AN GHARDA SÍOCHÁNA (LEASÚ), 2016</text:user-field-get></text:p>
      <text:p text:style-name="P13"><text:hidden-text text:condition="ooow:" text:string-value="P5:L2" text:is-hidden="true"/><text:span text:style-name="bold_5f_noitalic_5f_nounderline"><text:span text:style-name="T2"><text:user-field-get text:name="EN_shorttitle">Garda Síochána (Amendment) Bill 2016</text:user-field-get>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10"><text:hidden-text text:condition="ooow:" text:string-value="P5:L5" text:is-hidden="true"/>An Act to provide for the protection of journalists’ sources.</text:p>
      <text:p text:style-name="enacted"><text:hidden-text text:condition="ooow:" text:string-value="P5:L6" text:is-hidden="true"/>Be it enacted by the Oireachtas as follows:</text:p>
      <text:p text:style-name="shouldernote"><text:hidden-text text:condition="ooow:" text:string-value="P5:L7" text:is-hidden="true"/><text:bookmark-start text:name="toc_book_1"/>Interpretation<text:bookmark-end text:name="toc_book_1"/></text:p>
      <text:p text:style-name="section"><text:hidden-text text:condition="ooow:" text:string-value="P5:L8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, the “Principal Act” means <text:alphabetical-index-mark text:string-value="Garda Síochána Act 2005 (No. 20)"/><text:a xlink:type="simple" xlink:href="http://www.irishstatutebook.ie/2005/en/act/pub/0020/index.html">Garda Síochána Act 2005</text:a>.</text:p>
      <text:p text:style-name="shouldernote"><text:hidden-text text:condition="ooow:" text:string-value="P5:L9" text:is-hidden="true"/><text:bookmark-start text:name="toc_book_2"/>Amendment of section 98(1) of Principal Act<text:bookmark-end text:name="toc_book_2"/></text:p>
      <text:p text:style-name="section"><text:hidden-text text:condition="ooow:" text:string-value="P5:L10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Section 98 of the Principal Act is amended in subsection (1), by the substitution of “a <text:hidden-text text:condition="ooow:" text:string-value="P5:L11" text:is-hidden="true"/>designated officer has, subject to section 98A,” for “a designated officer has,”.</text:p>
      <text:p text:style-name="shouldernote"><text:hidden-text text:condition="ooow:" text:string-value="P5:L12" text:is-hidden="true"/><text:bookmark-start text:name="toc_book_3"/>Protection of journalists’ confidential sources<text:bookmark-end text:name="toc_book_3"/></text:p>
      <text:p text:style-name="section"><text:hidden-text text:condition="ooow:" text:string-value="P5:L13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The Principal Act is amended by the insertion of a new section immediately after section <text:hidden-text text:condition="ooow:" text:string-value="P5:L14" text:is-hidden="true"/>98 as follows:</text:p>
      <text:p text:style-name="subsection_5f_insert"><text:hidden-text text:condition="ooow:" text:string-value="P5:L15" text:is-hidden="true"/><text:tab/>“<text:span text:style-name="T3">98A.</text:span> (1) For the purposes of this section⁠—</text:p>
      <text:p text:style-name="subsection_5f_insert"><text:hidden-text text:condition="ooow:" text:string-value="P5:L16" text:is-hidden="true"/><text:tab/><text:tab/>‘protected information’ means information or data in any form which <text:hidden-text text:condition="ooow:" text:string-value="P5:L17" text:is-hidden="true"/>touches on, relates to or which could reasonably be expected to <text:hidden-text text:condition="ooow:" text:string-value="P5:L18" text:is-hidden="true"/>directly or indirectly compromise the confidentiality of⁠—</text:p>
      <text:p text:style-name="paragraph_5f_insert"><text:hidden-text text:condition="ooow:" text:string-value="P5:L19" text:is-hidden="true"/><text:tab/>(a)<text:tab/>any confidential communication between a <text:span text:style-name="T9">bona fide</text:span> journalist and <text:hidden-text text:condition="ooow:" text:string-value="P5:L20" text:is-hidden="true"/>their confidential source; or</text:p>
      <text:p text:style-name="paragraph_5f_insert"><text:hidden-text text:condition="ooow:" text:string-value="P5:L21" text:is-hidden="true"/><text:tab/>(b)<text:tab/>the identity of a confidential source of a <text:span text:style-name="T9">bona fide</text:span> journalist.</text:p>
      <text:p text:style-name="subsection_5f_insert"><text:hidden-text text:condition="ooow:" text:string-value="P5:L22" text:is-hidden="true"/><text:tab/>(2)<text:tab/>Nothing in section 98 shall confer on a designated officer any power, <text:hidden-text text:condition="ooow:" text:string-value="P5:L23" text:is-hidden="true"/>immunity or privilege in respect of the interception of any <text:hidden-text text:condition="ooow:" text:string-value="P5:L24" text:is-hidden="true"/>communication, the accessing of any information, the search of any <text:hidden-text text:condition="ooow:" text:string-value="P5:L25" text:is-hidden="true"/>premises or the carrying out of any act calculated to access or reveal <text:hidden-text text:condition="ooow:" text:string-value="P5:L26" text:is-hidden="true"/>any protected information or which might reasonably be expected to <text:hidden-text text:condition="ooow:" text:string-value="P5:L27" text:is-hidden="true"/>result in the accessing of any protected information by a designated <text:hidden-text text:condition="ooow:" text:string-value="P5:L28" text:is-hidden="true"/>officer or any other person unless the designated officer has been <text:hidden-text text:condition="ooow:" text:string-value="P5:L29" text:is-hidden="true"/>authorised in this regard by the High Court pursuant to this section.</text:p>
      <text:p text:style-name="subsection_5f_insert"><text:hidden-text text:condition="ooow:" text:string-value="P5:L30" text:is-hidden="true"/><text:tab/>(3)<text:tab/>The Ombudsman Commission may apply to the High Court for an <text:hidden-text text:condition="ooow:" text:string-value="P5:L31" text:is-hidden="true"/>authorisation pursuant to subsection (2) on notice to the journalist <text:soft-page-break/><text:hidden-text text:condition="ooow:" text:string-value="P6:L1" text:is-hidden="true"/>concerned.</text:p>
      <text:p text:style-name="subsection_5f_insert"><text:hidden-text text:condition="ooow:" text:string-value="P6:L2" text:is-hidden="true"/><text:tab/>(4)<text:tab/>The High Court may only grant an authorisation pursuant to <text:hidden-text text:condition="ooow:" text:string-value="P6:L3" text:is-hidden="true"/>subsection (2) where, having provided the journalist an opportunity to <text:hidden-text text:condition="ooow:" text:string-value="P6:L4" text:is-hidden="true"/>make submissions on the matter, the High Court is satisfied that there <text:hidden-text text:condition="ooow:" text:string-value="P6:L5" text:is-hidden="true"/>are extraordinary circumstances in which the public interest would <text:hidden-text text:condition="ooow:" text:string-value="P6:L6" text:is-hidden="true"/>justify an interference in the confidential relationship between a <text:hidden-text text:condition="ooow:" text:string-value="P6:L7" text:is-hidden="true"/>journalist and their source.</text:p>
      <text:p text:style-name="subsection_5f_insert"><text:hidden-text text:condition="ooow:" text:string-value="P6:L8" text:is-hidden="true"/><text:tab/>(5)<text:tab/>A journalist shall not be required to reveal or otherwise disclose in any <text:hidden-text text:condition="ooow:" text:string-value="P6:L9" text:is-hidden="true"/>way any protected information in the course of the proceedings of an <text:hidden-text text:condition="ooow:" text:string-value="P6:L10" text:is-hidden="true"/>application for an authorisation pursuant to subsection (2).</text:p>
      <text:p text:style-name="subsection_5f_insert"><text:hidden-text text:condition="ooow:" text:string-value="P6:L11" text:is-hidden="true"/><text:tab/>(6)<text:tab/>An application for an authorisation pursuant to subsection (2) shall not <text:hidden-text text:condition="ooow:" text:string-value="P6:L12" text:is-hidden="true"/>be dealt with otherwise than in public save to the extent that the High <text:hidden-text text:condition="ooow:" text:string-value="P6:L13" text:is-hidden="true"/>Court determines is necessary to prevent the dissemination of <text:hidden-text text:condition="ooow:" text:string-value="P6:L14" text:is-hidden="true"/>protected information.”.</text:p>
      <text:p text:style-name="shouldernote"><text:hidden-text text:condition="ooow:" text:string-value="P6:L15" text:is-hidden="true"/><text:bookmark-start text:name="toc_book_4"/>Short title and commencement<text:bookmark-end text:name="toc_book_4"/></text:p>
      <text:p text:style-name="subsection"><text:hidden-text text:condition="ooow:" text:string-value="P6:L16" text:is-hidden="true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shall be cited as the Garda Síochána (Amendment) Act 2016.</text:p>
      <text:p text:style-name="subsection"><text:hidden-text text:condition="ooow:" text:string-value="P6:L17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shall come into effect immediately.</text:p>
      <text:p text:style-name="P9"><text:hidden-text text:condition="ooow:" text:string-value="P7:L1" text:is-hidden="true"/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hidden-text text:condition="ooow:" text:string-value="P8:L1" text:is-hidden="true"/>Bille an Gharda Síochána (Leasú), 2016</text:p>
            <text:p text:style-name="P16"><text:hidden-text text:condition="ooow:" text:string-value="P8:L2" text:is-hidden="true"/><text:span text:style-name="bold_5f_noitalic_5f_nounderline"><text:span text:style-name="T4"> </text:span></text:span></text:p>
            <text:p text:style-name="P21"><text:hidden-text text:condition="ooow:" text:string-value="P8:L3" text:is-hidden="true"/> <text:s text:c="22"/></text:p>
            <text:p text:style-name="P18"><text:hidden-text text:condition="ooow:" text:string-value="P8:L4" text:is-hidden="true"/>BILLE</text:p>
            <text:p text:style-name="P23"><text:hidden-text text:condition="ooow:" text:string-value="P8:L5" text:is-hidden="true"/>(mar a tionscnaíodh)</text:p>
            <text:p text:style-name="P23"><text:hidden-text text:condition="ooow:" text:string-value="P8:L6" text:is-hidden="true"/>d<text:span text:style-name="T7">á ngairtear</text:span></text:p>
            <text:p text:style-name="P16"><text:hidden-text text:condition="ooow:" text:string-value="P8:L7" text:is-hidden="true"/> </text:p>
            <text:p text:style-name="backpageprovision_5f_no_5f_line_5f_numbering"><text:hidden-text text:condition="ooow:" text:string-value="P8:L8" text:is-hidden="true"/><text:span text:style-name="T8">Acht do dhéanamh socrú maidir le foinsí iriseoirí a </text:span><text:span text:style-name="T8"><text:hidden-text text:condition="ooow:" text:string-value="P8:L9" text:is-hidden="true"/></text:span><text:span text:style-name="T8">chosaint.</text:span><text:span text:style-name="bold_5f_noitalic_5f_nounderline"><text:span text:style-name="T6"><text:line-break/></text:span></text:span><text:span text:style-name="bold_5f_noitalic_5f_nounderline"><text:span text:style-name="T6"><text:hidden-text text:condition="ooow:" text:string-value="P8:L10" text:is-hidden="true"/></text:span></text:span></text:p>
            <text:p text:style-name="P21"><text:hidden-text text:condition="ooow:" text:string-value="P8:L11" text:is-hidden="true"/> </text:p>
            <text:p text:style-name="P15"><text:hidden-text text:condition="ooow:" text:string-value="P8:L12" text:is-hidden="true"/>An Teachta Niall Ó Coileáin a thug isteach,</text:p>
            <text:p text:style-name="P14"><text:hidden-text text:condition="ooow:" text:string-value="P8:L13" text:is-hidden="true"/>27 <text:span text:style-name="T9">Eanáir,</text:span> 2016</text:p>
            <text:p text:style-name="P22"><text:hidden-text text:condition="ooow:" text:string-value="P8:L14" text:is-hidden="true"/> </text:p>
            <text:p text:style-name="P17"><text:hidden-text text:condition="ooow:" text:string-value="P8:L15" text:is-hidden="true"/> </text:p>
          </table:table-cell>
          <table:table-cell table:style-name="Table1.B1" office:value-type="string">
            <text:p text:style-name="P19">Garda Síochána (Amendment) Bill 2016</text:p>
            <text:p text:style-name="P16"><text:span text:style-name="bold_5f_noitalic_5f_nounderline"><text:span text:style-name="T4"/></text:span></text:p>
            <text:p text:style-name="P20"><text:s/></text:p>
            <text:p text:style-name="P18">BILL</text:p>
            <text:p text:style-name="P23">(as initiated)</text:p>
            <text:p text:style-name="P23">entitled</text:p>
            <text:p text:style-name="P16"/>
            <text:p text:style-name="backpageprovision_5f_no_5f_line_5f_numbering">An Act to provide for the protection of journalists’ sources.<text:span text:style-name="bold_5f_noitalic_5f_nounderline"><text:span text:style-name="T4"><text:line-break/></text:span></text:span></text:p>
            <text:p text:style-name="P20"/>
            <text:p text:style-name="P15">Introduced by Deputy Niall Collins,</text:p>
            <text:p text:style-name="P14">27<text:span text:style-name="T9">th January,</text:span> 2016</text:p>
            <text:p text:style-name="P20"/>
            <text:p text:style-name="P16"/>
          </table:table-cell>
        </table:table-row>
      </table:table>
      <text:p text:style-name="Standard"><text:hidden-text text:condition="ooow:" text:string-value="P8:L16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5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17 of 2016" text:name="Footer"/>
        </text:user-field-decls>
        <text:p text:style-name="P2"><text:span text:style-name="T1"><text:tab/>[</text:span><text:span text:style-name="T1"><text:user-field-get text:name="Footer">No. 17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5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5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17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04T12:32:21</dc:date>
    <meta:printed-by>Nici Higgins</meta:printed-by>
    <meta:print-date>2009-05-27T14:24:24</meta:print-date>
    <meta:editing-cycles>627</meta:editing-cycles>
    <meta:editing-duration>P2DT5H43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8" meta:paragraph-count="71" meta:word-count="519" meta:character-count="3360"/>
  </office:meta>
</office:document-meta>
</file>